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1728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54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,C19,C16,C22,C21,C6,C13,C10,C17,C11,C12,C2,C20,C4,C14,C5,C18,C1,C7,C8,C3,C29</text:p>
          </table:table-cell>
          <table:table-cell office:value-type="string" calcext:value-type="string">
            <text:p>C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24,R30,R10,R61,R46,R8,R63,R26,R62,R4,R23,R45,R1,R15,R47,R29,R25,R12,R2,R16,R60,R9,R13,R28,R11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J3,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E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/V+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30T21:29:57.733258108</dc:date>
    <meta:editing-duration>PT26M48S</meta:editing-duration>
    <meta:editing-cycles>2</meta:editing-cycles>
    <meta:generator>LibreOffice/7.3.7.2$Linux_X86_64 LibreOffice_project/30$Build-2</meta:generator>
    <meta:document-statistic meta:table-count="1" meta:cell-count="293" meta:object-count="0"/>
  </office:meta>
</office:document-meta>
</file>